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s" fo:country="AR"/>
    </style:style>
    <style:style style:name="P3" style:parent-style-name="Textbody" style:family="paragraph">
      <style:text-properties fo:language="en" fo:country="US"/>
    </style:style>
    <style:style style:name="P4" style:parent-style-name="Textbody" style:family="paragraph">
      <style:text-properties fo:language="en" fo:country="US"/>
    </style:style>
    <style:style style:name="P5" style:parent-style-name="Textbody" style:family="paragraph">
      <style:text-properties fo:language="en" fo:country="US"/>
    </style:style>
    <style:style style:name="P6" style:parent-style-name="Textbody" style:family="paragraph">
      <style:text-properties fo:language="en" fo:country="US"/>
    </style:style>
    <style:style style:name="P7" style:parent-style-name="Textbody" style:family="paragraph">
      <style:text-properties fo:language="en" fo:country="US"/>
    </style:style>
    <style:style style:name="P8" style:parent-style-name="Textbody" style:family="paragraph">
      <style:text-properties fo:language="en" fo:country="US"/>
    </style:style>
    <style:style style:name="P9" style:parent-style-name="Textbody" style:family="paragraph">
      <style:text-properties fo:language="en" fo:country="US"/>
    </style:style>
    <style:style style:name="P10" style:parent-style-name="Textbody" style:family="paragraph">
      <style:text-properties fo:language="en" fo:country="US"/>
    </style:style>
    <style:style style:name="P11" style:parent-style-name="Textbody" style:family="paragraph">
      <style:text-properties fo:language="en" fo:country="US"/>
    </style:style>
    <style:style style:name="P12" style:parent-style-name="Textbody" style:family="paragraph">
      <style:text-properties fo:language="en" fo:country="US"/>
    </style:style>
    <style:style style:name="P13" style:parent-style-name="Textbody" style:family="paragraph">
      <style:text-properties fo:language="en" fo:country="US"/>
    </style:style>
    <style:style style:name="P14" style:parent-style-name="Textbody" style:family="paragraph">
      <style:text-properties fo:language="en" fo:country="US"/>
    </style:style>
    <style:style style:name="P15" style:parent-style-name="Textbody" style:family="paragraph">
      <style:text-properties fo:language="en" fo:country="US"/>
    </style:style>
    <style:style style:name="P16" style:parent-style-name="Textbody" style:family="paragraph">
      <style:text-properties fo:language="en" fo:country="US"/>
    </style:style>
    <style:style style:name="P17" style:parent-style-name="Textbody" style:family="paragraph">
      <style:text-properties fo:language="en" fo:country="US"/>
    </style:style>
    <style:style style:name="P18" style:parent-style-name="Textbody" style:family="paragraph">
      <style:text-properties fo:language="en" fo:country="US"/>
    </style:style>
    <style:style style:name="P19" style:parent-style-name="Textbody" style:family="paragraph">
      <style:text-properties fo:language="en" fo:country="US"/>
    </style:style>
    <style:style style:name="P20" style:parent-style-name="Textbody" style:family="paragraph">
      <style:text-properties fo:language="en" fo:country="US"/>
    </style:style>
    <style:style style:name="P21" style:parent-style-name="Textbody" style:family="paragraph">
      <style:text-properties fo:language="en" fo:country="US"/>
    </style:style>
    <style:style style:name="P22" style:parent-style-name="Textbody" style:family="paragraph">
      <style:text-properties fo:language="en" fo:country="US"/>
    </style:style>
    <style:style style:name="P23" style:parent-style-name="Textbody" style:family="paragraph">
      <style:text-properties fo:language="en" fo:country="US"/>
    </style:style>
    <style:style style:name="P24" style:parent-style-name="Textbody" style:family="paragraph">
      <style:text-properties fo:language="en" fo:country="US"/>
    </style:style>
    <style:style style:name="P25" style:parent-style-name="Textbody" style:family="paragraph">
      <style:text-properties fo:language="en" fo:country="US"/>
    </style:style>
    <style:style style:name="P26" style:parent-style-name="Textbody" style:family="paragraph">
      <style:text-properties fo:language="en" fo:country="US"/>
    </style:style>
    <style:style style:name="P27" style:parent-style-name="Textbody" style:family="paragraph">
      <style:text-properties fo:language="en" fo:country="US"/>
    </style:style>
    <style:style style:name="P28" style:parent-style-name="Textbody" style:family="paragraph">
      <style:text-properties fo:language="en" fo:country="US"/>
    </style:style>
    <style:style style:name="P29" style:parent-style-name="Textbody" style:family="paragraph">
      <style:text-properties fo:language="en" fo:country="US"/>
    </style:style>
    <style:style style:name="P30" style:parent-style-name="Textbody" style:family="paragraph">
      <style:text-properties fo:language="en" fo:country="US"/>
    </style:style>
    <style:style style:name="P31" style:parent-style-name="Textbody" style:family="paragraph">
      <style:text-properties fo:language="en" fo:country="US"/>
    </style:style>
    <style:style style:name="P32" style:parent-style-name="Textbody" style:family="paragraph">
      <style:text-properties fo:language="en" fo:country="US"/>
    </style:style>
    <style:style style:name="P33" style:parent-style-name="Textbody" style:family="paragraph">
      <style:text-properties fo:language="en" fo:country="US"/>
    </style:style>
    <style:style style:name="P34" style:parent-style-name="Textbody" style:family="paragraph">
      <style:text-properties fo:language="en" fo:country="US"/>
    </style:style>
    <style:style style:name="P35" style:parent-style-name="Título2" style:family="paragraph">
      <style:text-properties fo:language="en" fo:country="US"/>
    </style:style>
    <style:style style:name="P36" style:parent-style-name="Textbody" style:family="paragraph">
      <style:text-properties fo:language="en" fo:country="US"/>
    </style:style>
    <style:style style:name="P37" style:parent-style-name="Textbody" style:family="paragraph">
      <style:text-properties fo:language="en" fo:country="US"/>
    </style:style>
    <style:style style:name="P38" style:parent-style-name="Textbody" style:family="paragraph">
      <style:text-properties fo:language="en" fo:country="US"/>
    </style:style>
    <style:style style:name="P39" style:parent-style-name="Textbody" style:family="paragraph">
      <style:text-properties fo:language="en" fo:country="US"/>
    </style:style>
    <style:style style:name="P40" style:parent-style-name="Textbody" style:family="paragraph">
      <style:text-properties fo:language="en" fo:country="US"/>
    </style:style>
    <style:style style:name="P41" style:parent-style-name="Textbody" style:family="paragraph">
      <style:text-properties fo:language="en" fo:country="US"/>
    </style:style>
    <style:style style:name="P42" style:parent-style-name="Textbody" style:family="paragraph">
      <style:text-properties fo:language="en" fo:country="US"/>
    </style:style>
    <style:style style:name="P43" style:parent-style-name="Título2" style:family="paragraph">
      <style:text-properties fo:language="en" fo:country="US"/>
    </style:style>
    <style:style style:name="P44" style:parent-style-name="Textbody" style:family="paragraph">
      <style:text-properties fo:language="en" fo:country="US"/>
    </style:style>
    <style:style style:name="P45" style:parent-style-name="Textbody" style:family="paragraph">
      <style:text-properties fo:language="en" fo:country="US"/>
    </style:style>
    <style:style style:name="P46" style:parent-style-name="Textbody" style:family="paragraph">
      <style:text-properties fo:language="en" fo:country="US"/>
    </style:style>
    <style:style style:name="P47" style:parent-style-name="Textbody" style:family="paragraph">
      <style:text-properties fo:language="en" fo:country="US"/>
    </style:style>
    <style:style style:name="P48" style:parent-style-name="Textbody" style:family="paragraph">
      <style:text-properties fo:language="en" fo:country="US"/>
    </style:style>
    <style:style style:name="T49" style:parent-style-name="Fuentedepárrafopredeter." style:family="text">
      <style:text-properties fo:language="es" fo:country="AR"/>
    </style:style>
  </office:automatic-styles>
  <office:body>
    <office:text text:use-soft-page-breaks="true">
      <text:p text:style-name="P1"><text:span text:style-name="T2">TP Final</text:span></text:p>
      <text:h text:style-name="Título1" text:outline-level="1">Ejercicio 2</text:h>
      <text:p text:style-name="Textbody">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</text:p>
      <text:h text:style-name="Título2" text:outline-level="2">Terminal 1</text:h>
      <text:p text:style-name="P3">cd</text:p>
      <text:p text:style-name="P4">sudo -i</text:p>
      <text:p text:style-name="P5">cd /home/azulbarracchia/Documents/tp_final</text:p>
      <text:p text:style-name="P6">bash start-docker.sh start</text:p>
      <text:p text:style-name="P7">bash start-docker.sh open</text:p>
      <text:p text:style-name="P8"/>
      <text:p text:style-name="P9">cd<text:s/>ros2_ws/src/sim_ros2_interface/meta</text:p>
      <text:p text:style-name="P10">nano interfaces.txt</text:p>
      <text:p text:style-name="P11"><text:tab/>robmovil_msgs/msg/EncoderTicks ??</text:p>
      <text:p text:style-name="P12"><text:tab/>robmovil_msgs/msg/MultiEncoderTicks</text:p>
      <text:p text:style-name="P13"><text:tab/>rosgraph_msgs/msg/Clock</text:p>
      <text:p text:style-name="P14"><text:tab/>sensor_msgs/msg/Imu ??</text:p>
      <text:p text:style-name="P15"><text:tab/>nav_msgs/msg/MapMetaData ??</text:p>
      <text:p text:style-name="P16"><text:tab/>nav_msgs/msg/OccupancyGrid ??</text:p>
      <text:p text:style-name="P17"><text:tab/>geometry_msgs/msg/PoseStamped ??</text:p>
      <text:p text:style-name="P18"><text:tab/>geometry_msgs/msg/PoseArray</text:p>
      <text:p text:style-name="P19">cd ..</text:p>
      <text:p text:style-name="P20">nano package.xml</text:p>
      <text:p text:style-name="P21"><text:tab/>&lt;depend&gt;robmovil_msgs&lt;/depend&gt;</text:p>
      <text:p text:style-name="P22">nano CMakeLists.txt</text:p>
      <text:p text:style-name="P23"><text:tab/>find_package(robmovil_msgs REQUIRED)</text:p>
      <text:p text:style-name="P24"><text:tab/>find_package(rosgraph_msgs REQUIRED)</text:p>
      <text:p text:style-name="P25"><text:tab/></text:p>
      <text:p text:style-name="P26"><text:tab/>robmovil_msgs</text:p>
      <text:p text:style-name="P27"><text:tab/>rosgraph_msgs</text:p>
      <text:p text:style-name="P28">cd</text:p>
      <text:p text:style-name="P29"/>
      <text:p text:style-name="P30">colcon build</text:p>
      <text:p text:style-name="P31">source install/setup.bash</text:p>
      <text:p text:style-name="P32"/>
      <text:p text:style-name="P33">coppeliaSim.sh</text:p>
      <text:p text:style-name="P34"/>
      <text:h text:style-name="P35" text:outline-level="2">Terminal 2</text:h>
      <text:p text:style-name="P36">sudo -i</text:p>
      <text:p text:style-name="P37">cd /home/azulbarracchia/Documents/tp_final</text:p>
      <text:p text:style-name="P38">bash start-docker.sh open</text:p>
      <text:p text:style-name="P39">source install/setup.bash</text:p>
      <text:p text:style-name="P40"/>
      <text:p text:style-name="P41">rviz2</text:p>
      <text:p text:style-name="P42"/>
      <text:h text:style-name="P43" text:outline-level="2">Terminal 3</text:h>
      <text:p text:style-name="P44">sudo -i</text:p>
      <text:p text:style-name="P45">cd<text:s/>/home/azulbarracchia/Documents/tp_final</text:p>
      <text:p text:style-name="P46">bash start-docker.sh open</text:p>
      <text:p text:style-name="P47">source install/setup.bash</text:p>
      <text:p text:style-name="P48"/>
      <text:p text:style-name="Textbody"><text:span text:style-name="T49">cd ros2_ws</text:span></text:p>
      <text:p text:style-name="Textbody">ros2 launch lazo_cerrado lazo_cerrado.launch.p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margin-top="0.1666in" fo:margin-bottom="0.0833in"/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SubtítuloCar" style:display-name="Subtítulo Car" style:family="text" style:parent-style-name="Fuentedepárrafopredeter.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TítuloCar" style:display-name="Título Car" style:family="text" style:parent-style-name="Fuentedepárrafopredeter.">
      <style:text-properties style:font-name="Liberation Sans" style:font-name-asian="Noto Sans CJK SC" style:font-name-complex="Liberation Sans" fo:font-weight="bold" style:font-weight-asian="bold" style:font-weight-complex="bold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zul Barracchia</dc:creator>
    <meta:creation-date>2025-12-12T10:46:00Z</meta:creation-date>
    <dc:date>2026-01-06T19:54:00Z</dc:date>
    <meta:template xlink:href="Normal.dotm" xlink:type="simple"/>
    <meta:editing-cycles>6</meta:editing-cycles>
    <meta:editing-duration>PT1080S</meta:editing-duration>
    <meta:document-statistic meta:page-count="2" meta:paragraph-count="2" meta:word-count="157" meta:character-count="1021" meta:row-count="7" meta:non-whitespace-character-count="866"/>
  </office:meta>
</office:document-meta>
</file>